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0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19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19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19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19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19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19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19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19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19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19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19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19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26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3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  <table:table-cell table:number-columns-repeated="15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15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15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15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15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15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15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27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27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27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27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1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8"/>
          <table:table-cell table:number-columns-repeated="35"/>
        </table:table-row>
        <table:table-row table:style-name="ro1">
          <table:table-cell table:number-columns-repeated="4"/>
          <table:table-cell table:style-name="ce8"/>
          <table:table-cell table:number-columns-repeated="35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MONOLITHIC -------- ignore = 0.075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28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28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28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28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28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28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28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28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28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28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28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28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MONOLITHIC -------- ignore = 0.10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28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28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28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28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28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28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28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28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28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28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28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a0 parallel – single_rounds ignore=0.05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2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2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2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2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2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28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</text:p>
          </table:table-cell>
          <table:table-cell table:style-name="ce8" table:number-columns-repeated="4"/>
          <table:table-cell table:number-columns-repeated="9"/>
          <table:table-cell table:style-name="ce8" office:value-type="string" calcext:value-type="string">
            <text:p>Threshold eta – single_rounds ignore=0.05 –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 --- TAKE 2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9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9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9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9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9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9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9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9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9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16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16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1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8" office:value-type="string" calcext:value-type="string">
            <text:p>Threshold pg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Hybrid – single_rounds ignore=0.05</text:p>
          </table:table-cell>
          <table:table-cell table:style-name="ce8" table:number-columns-repeated="4"/>
          <table:table-cell table:number-columns-repeated="1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14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14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14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14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  <table:table-cell table:number-columns-repeated="14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  <table:table-cell table:number-columns-repeated="14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  <table:table-cell table:number-columns-repeated="14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  <table:table-cell table:number-columns-repeated="14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  <table:table-cell table:number-columns-repeated="14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1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>
            <text:p>Threshold BASIC – single_rounds_rev WRONGimplem</text:p>
          </table:table-cell>
          <table:table-cell table:number-columns-repeated="4"/>
          <table:table-cell table:style-name="ce8" office:value-type="string" calcext:value-type="string">
            <text:p>Threshold BASIC – single_rounds_rev</text:p>
          </table:table-cell>
          <table:table-cell table:number-columns-repeated="5"/>
          <table:table-cell table:style-name="ce8" office:value-type="string" calcext:value-type="string">
            <text:p>Threshold BASIC – single_rounds_rev cycles=d Z1</text:p>
          </table:table-cell>
          <table:table-cell table:number-columns-repeated="28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25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25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25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25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25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25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25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25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1"/>
          <table:table-cell table:style-name="ce8" office:value-type="string" calcext:value-type="string">
            <text:p>Threshold BASIC – single_rounds_rev cycles=d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25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6:23:55.235565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6:29:16.337173987</dc:date>
    <meta:editing-duration>P2DT10H12M14S</meta:editing-duration>
    <meta:editing-cycles>388</meta:editing-cycles>
    <meta:generator>LibreOffice/5.1.6.2$Linux_X86_64 LibreOffice_project/10m0$Build-2</meta:generator>
    <meta:document-statistic meta:table-count="3" meta:cell-count="2989" meta:object-count="0"/>
  </office:meta>
</office:document-meta>
</file>